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07.3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0" style:family="table-column">
      <style:table-column-properties fo:break-before="auto" style:column-width="139.41pt"/>
    </style:style>
    <style:style style:name="co11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number-columns-repeated="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laeothri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Liothrips</text:p>
          </table:table-cell>
          <table:table-cell office:value-type="string" calcext:value-type="string">
            <text:p>Uzel, 1895</text:p>
          </table:table-cell>
          <table:table-cell office:value-type="string" calcext:value-type="string">
            <text:p>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Zopyrothrips</text:p>
          </table:table-cell>
          <table:table-cell office:value-type="string" calcext:value-type="string">
            <text:p>Priesner, 1968</text:p>
          </table:table-cell>
          <table:table-cell office:value-type="string" calcext:value-type="string">
            <text:p>sub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iothrips vitivorus</text:p>
          </table:table-cell>
          <table:table-cell table:style-name="ce1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Liothrips</text:p>
          </table:table-cell>
          <table:table-cell table:style-name="ce2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2"/>
          <table:table-cell office:value-type="string" calcext:value-type="string">
            <text:p>Duplicate accepted name with same autho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iothrips vitivorus</text:p>
          </table:table-cell>
          <table:table-cell table:style-name="ce1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Liothrips</text:p>
          </table:table-cell>
          <table:table-cell table:style-name="ce2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2"/>
          <table:table-cell office:value-type="string" calcext:value-type="string">
            <text:p>Duplicate accepted name with same author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0" table:number-columns-repeated="3" table:default-cell-style-name="Default"/>
        <table:table-column table:style-name="co10" table:default-cell-style-name="ce3"/>
        <table:table-column table:style-name="co10" table:number-columns-repeated="2" table:default-cell-style-name="Default"/>
        <table:table-column table:style-name="co10" table:default-cell-style-name="ce4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  <table:table-cell table:number-columns-repeated="12"/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  <table:database-ranges>
        <table:database-range table:name="__Anonymous_Sheet_DB__2" table:target-range-address="Name.A2:Name.M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09:40:37.462675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09:57:59.897457728</dc:date>
    <meta:editing-duration>PT21M37S</meta:editing-duration>
    <meta:editing-cycles>5</meta:editing-cycles>
    <meta:generator>LibreOffice/6.0.7.3$Linux_X86_64 LibreOffice_project/00m0$Build-3</meta:generator>
    <meta:document-statistic meta:table-count="9" meta:cell-count="190" meta:object-count="0"/>
  </office:meta>
</office:document-meta>
</file>